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reeFrame.initComponents( File xml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XmlTreeFrame.mouseClicked( Mous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TreeFrame.XmlTreeFrame( File 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reeFrame.mouseExit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TreeFrame.mouseEnter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TreeFrame.mouseReleas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TreeFrame.mousePress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